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00c5" officeooo:paragraph-rsid="001d00c5"/>
    </style:style>
    <style:style style:name="P2" style:family="paragraph" style:parent-style-name="Standard">
      <style:text-properties officeooo:rsid="001d00c5" officeooo:paragraph-rsid="001e7cf3"/>
    </style:style>
    <style:style style:name="P3" style:family="paragraph" style:parent-style-name="Standard">
      <style:text-properties officeooo:paragraph-rsid="001d00c5"/>
    </style:style>
    <style:style style:name="P4" style:family="paragraph" style:parent-style-name="Standard">
      <style:text-properties officeooo:rsid="001e7cf3" officeooo:paragraph-rsid="001e7cf3"/>
    </style:style>
    <style:style style:name="P5" style:family="paragraph" style:parent-style-name="Standard">
      <style:text-properties fo:font-weight="bold" officeooo:rsid="001e7cf3" officeooo:paragraph-rsid="001e7cf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00c5" officeooo:paragraph-rsid="001d00c5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00c5" officeooo:paragraph-rsid="001e7cf3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1e7cf3"/>
    </style:style>
    <style:style style:name="P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7cf3" officeooo:paragraph-rsid="001e7cf3"/>
    </style:style>
    <style:style style:name="P10" style:family="paragraph" style:parent-style-name="Standard">
      <style:text-properties officeooo:rsid="001d00c5" officeooo:paragraph-rsid="001d00c5"/>
    </style:style>
    <style:style style:name="P11" style:family="paragraph" style:parent-style-name="Standard">
      <style:text-properties officeooo:rsid="001d00c5" officeooo:paragraph-rsid="001e7cf3"/>
    </style:style>
    <style:style style:name="P12" style:family="paragraph" style:parent-style-name="Standard">
      <style:text-properties officeooo:rsid="001d00c5" officeooo:paragraph-rsid="001eeac4"/>
    </style:style>
    <style:style style:name="P13" style:family="paragraph" style:parent-style-name="Standard">
      <style:text-properties style:text-underline-style="solid" style:text-underline-width="auto" style:text-underline-color="font-color" officeooo:rsid="001e7cf3" officeooo:paragraph-rsid="001e7cf3"/>
    </style:style>
    <style:style style:name="P14" style:family="paragraph" style:parent-style-name="Standard">
      <style:text-properties style:text-underline-style="solid" style:text-underline-width="auto" style:text-underline-color="font-color" officeooo:rsid="001d00c5" officeooo:paragraph-rsid="001eeac4"/>
    </style:style>
    <style:style style:name="P15" style:family="paragraph" style:parent-style-name="Standard">
      <style:text-properties style:text-underline-style="none" officeooo:rsid="001eeac4" officeooo:paragraph-rsid="001eeac4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00c5" officeooo:paragraph-rsid="001eeac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break-before="page"/>
      <style:text-properties officeooo:rsid="001d00c5" officeooo:paragraph-rsid="001eeac4"/>
    </style:style>
    <style:style style:name="P18" style:family="paragraph" style:parent-style-name="Table_20_Contents">
      <style:text-properties officeooo:rsid="001eeac4" officeooo:paragraph-rsid="001eeac4"/>
    </style:style>
    <style:style style:name="P19" style:family="paragraph" style:parent-style-name="Table_20_Contents">
      <style:text-properties officeooo:paragraph-rsid="001eeac4"/>
    </style:style>
    <style:style style:name="T1" style:family="text">
      <style:text-properties officeooo:rsid="001d00c5"/>
    </style:style>
    <style:style style:name="T2" style:family="text">
      <style:text-properties officeooo:rsid="001e7c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 y Apellido<text:tab/><text:tab/><text:tab/><text:tab/><text:tab/><text:tab/><text:tab/><text:tab/>Fecha:</text:p>
      <text:p text:style-name="P6">Pausa Evaluativa de Matemáticas</text:p>
      <text:p text:style-name="P1"/>
      <text:p text:style-name="P1">Tema: <text:span text:style-name="T2">1</text:span></text:p>
      <text:p text:style-name="P1"><text:s/></text:p>
      <text:p text:style-name="P5">Problemas</text:p>
      <text:p text:style-name="P1">1. Se está construyendo una torre de 29 pisos. Tienen en depósito 1.740 bolsas de cemento para todo el edificio; van a utilizar la misma cantidad de bolsas en cada uno de los 2<text:span text:style-name="T2">9</text:span> pisos.</text:p>
      <text:p text:style-name="P1">A. ¿Cuántas bolsas corresponden a cada piso?</text:p>
      <text:p text:style-name="P3"><text:span text:style-name="T1">B. ¿</text:span>Cuántas bolsas tendría que haber en el depósito para que usen 80 bolsas en cada piso?</text:p>
      <text:p text:style-name="P3"/>
      <text:p text:style-name="P1">2. En una fábrica de empanadas, para hornearlas, usan bandejas en las que entran 48 empanadas. Si en un día de trabajo usaron 135 bandejas</text:p>
      <text:p text:style-name="P1">A. ¿Cuántas empanadas hornearon ese día?</text:p>
      <text:p text:style-name="P1">B. <text:span text:style-name="T2">Al otro día se hornearon 4.800 empanadas ¿Cuántas bandejas usaron?</text:span></text:p>
      <text:p text:style-name="P1"/>
      <text:p text:style-name="P5">Resolver:</text:p>
      <text:p text:style-name="P4">145 X10 =</text:p>
      <text:p text:style-name="P4"/>
      <text:p text:style-name="P4">145 x 1000 =</text:p>
      <text:p text:style-name="P4"/>
      <text:p text:style-name="P4">5430 : 15 =</text:p>
      <text:p text:style-name="P9"/>
      <text:p text:style-name="P4"/>
      <text:p text:style-name="P2">Nombre y Apellido<text:tab/><text:tab/><text:tab/><text:tab/><text:tab/><text:tab/><text:tab/><text:tab/>Fecha:</text:p>
      <text:p text:style-name="P7">Pausa Evaluativa de Matemáticas</text:p>
      <text:p text:style-name="P2"/>
      <text:p text:style-name="P2">Tema: <text:span text:style-name="T2">2</text:span></text:p>
      <text:p text:style-name="P2"><text:s/></text:p>
      <text:p text:style-name="P5">Problemas</text:p>
      <text:p text:style-name="P2">1. Se está construyendo una torre de 2<text:span text:style-name="T2">7</text:span> pisos. Tienen en depósito 1.<text:span text:style-name="T2">62</text:span>0 bolsas de cemento para todo el edificio; van a utilizar la misma cantidad de bolsas en cada uno de los 2<text:span text:style-name="T2">7</text:span> pisos.</text:p>
      <text:p text:style-name="P2">A. ¿Cuántas bolsas corresponden a cada piso?</text:p>
      <text:p text:style-name="P8"><text:span text:style-name="T1">B. ¿</text:span>Cuántas bolsas tendría que haber en el depósito para que usen <text:span text:style-name="T2">8</text:span>0 bolsas en cada piso?</text:p>
      <text:p text:style-name="P8"/>
      <text:p text:style-name="P2">2. En una fábrica de empanadas, para hornearlas, usan bandejas en las que entran 36 empanadas. Si en un día de trabajo usaron 135 bandejas</text:p>
      <text:p text:style-name="P2">A. ¿Cuántas empanadas hornearon ese día?</text:p>
      <text:p text:style-name="P2">B. <text:span text:style-name="T2">Al otro día se hornearon 4.788 empanadas ¿Cuántas bandejas usaron?</text:span></text:p>
      <text:p text:style-name="P2"/>
      <text:p text:style-name="P5">Resolver:</text:p>
      <text:p text:style-name="P4">145 X10 =</text:p>
      <text:p text:style-name="P4"/>
      <text:p text:style-name="P4">145 x 1000 =</text:p>
      <text:p text:style-name="P4"/>
      <text:p text:style-name="P4">5430 : 15 =</text:p>
      <text:p text:style-name="P17">Nombre y Apellido<text:tab/><text:tab/><text:tab/><text:tab/><text:tab/><text:tab/><text:tab/><text:tab/>Fecha:</text:p>
      <text:p text:style-name="P16">Pausa Evaluativa de Matemáticas</text:p>
      <text:p text:style-name="P12"/>
      <text:p text:style-name="P14"/>
      <text:p text:style-name="P15">1. Problemas con billetes</text:p>
      <text:p text:style-name="P15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8">Importe a cobrar</text:p>
          </table:table-cell>
          <table:table-cell table:style-name="Tabla1.A1" office:value-type="string">
            <text:p text:style-name="P18">Billetes de $1.000</text:p>
          </table:table-cell>
          <table:table-cell table:style-name="Tabla1.A1" office:value-type="string">
            <text:p text:style-name="P18">Billetes de $100</text:p>
          </table:table-cell>
          <table:table-cell table:style-name="Tabla1.A1" office:value-type="string">
            <text:p text:style-name="P18">Billetes de $10</text:p>
          </table:table-cell>
          <table:table-cell table:style-name="Tabla1.E1" office:value-type="string">
            <text:p text:style-name="P18">Monedas de $1</text:p>
          </table:table-cell>
        </table:table-row>
        <table:table-row>
          <table:table-cell table:style-name="Tabla1.A2" office:value-type="string">
            <text:p text:style-name="P18">543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8">1.34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8">3.067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8">2.106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8">5.540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P15"/>
      <text:p text:style-name="P15"/>
      <text:p text:style-name="P12"/>
      <text:p text:style-name="P12"/>
      <text:p text:style-name="P12">Nombre y Apellido<text:tab/><text:tab/><text:tab/><text:tab/><text:tab/><text:tab/><text:tab/><text:tab/>Fecha:</text:p>
      <text:p text:style-name="P16">Pausa Evaluativa de Matemáticas</text:p>
      <text:p text:style-name="P12"/>
      <text:p text:style-name="P14"/>
      <text:p text:style-name="P15">1. Problemas con billetes</text:p>
      <text:p text:style-name="P15"/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8">Importe a cobrar</text:p>
          </table:table-cell>
          <table:table-cell table:style-name="Tabla2.A1" office:value-type="string">
            <text:p text:style-name="P18">Billetes de $1.000</text:p>
          </table:table-cell>
          <table:table-cell table:style-name="Tabla2.A1" office:value-type="string">
            <text:p text:style-name="P18">Billetes de $100</text:p>
          </table:table-cell>
          <table:table-cell table:style-name="Tabla2.A1" office:value-type="string">
            <text:p text:style-name="P18">Billetes de $10</text:p>
          </table:table-cell>
          <table:table-cell table:style-name="Tabla2.E1" office:value-type="string">
            <text:p text:style-name="P18">Monedas de $1</text:p>
          </table:table-cell>
        </table:table-row>
        <table:table-row>
          <table:table-cell table:style-name="Tabla2.A2" office:value-type="string">
            <text:p text:style-name="P18">543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E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1.345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E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3.067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E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2.106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E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18">5.540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E2" office:value-type="string">
            <text:p text:style-name="P19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1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3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1:53:10.965048018</meta:creation-date>
    <dc:date>2017-09-27T12:29:43.788198969</dc:date>
    <meta:editing-duration>PT11M7S</meta:editing-duration>
    <meta:editing-cycles>2</meta:editing-cycles>
    <meta:generator>LibreOffice/5.2.7.2$Linux_X86_64 LibreOffice_project/20m0$Build-2</meta:generator>
    <meta:document-statistic meta:table-count="2" meta:image-count="0" meta:object-count="0" meta:page-count="2" meta:paragraph-count="56" meta:word-count="312" meta:character-count="1744" meta:non-whitespace-character-count="1456"/>
  </office:meta>
</office:document-meta>
</file>